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untry="IN" fo:font-weight="bold" style:font-weight-asian="bold" style:font-weight-complex="bold" style:font-name="Times New Roman" fo:font-size="13pt" style:letter-kerning="true" style:country-asian="IN" style:font-name-asian="Times New Roman" style:font-size-asian="13pt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5.5mm" svg:height="103.33mm" svg:x="68.01mm" svg:y="23.11mm">
            <loext:p draw:notify-on-update-of-ranges="Sheet1.A7:Sheet1.A12 Sheet1.A7:Sheet1.A12 Sheet1.B7:Sheet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row table:style-name="ro1" table:number-rows-repeated="2"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<text:span text:style-name="T1">7) Create a bar graph to depict the number of applications for each year [All]</text:span>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pplication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8767" calcext:value-type="float">
            <text:p>35876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42114" calcext:value-type="float">
            <text:p>44211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8727" calcext:value-type="float">
            <text:p>61872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15607" calcext:value-type="float">
            <text:p>41560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19427" calcext:value-type="float">
            <text:p>5194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7803" calcext:value-type="float">
            <text:p>647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5:15:22.189468647</meta:creation-date>
    <dc:date>2017-12-31T15:33:02.984058933</dc:date>
    <meta:editing-duration>PT7M30S</meta:editing-duration>
    <meta:editing-cycles>2</meta:editing-cycles>
    <meta:generator>LibreOffice/5.1.6.2$Linux_X86_64 LibreOffice_project/10m0$Build-2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51cm" svg:height="10.334cm" xlink:href=".." xlink:type="simple" chart:class="chart:bar" chart:column-mapping="0" chart:style-name="ch1">
        <chart:title svg:x="7.54cm" svg:y="0.342cm" chart:style-name="ch2">
          <text:p>Number of Applications for each Year</text:p>
        </chart:title>
        <chart:plot-area chart:style-name="ch3" table:cell-range-address="Sheet1.A7:Sheet1.B12" chart:data-source-has-labels="column" svg:x="1.462cm" svg:y="1.327cm" svg:width="20.638cm" svg:height="7.82cm">
          <chartooo:coordinate-region svg:x="2.454cm" svg:y="1.327cm" svg:width="19.089cm" svg:height="7.173cm"/>
          <chart:axis chart:dimension="x" chart:name="primary-x" chart:style-name="ch4" chartooo:axis-type="auto">
            <chartooo:date-scale/>
            <chart:title svg:x="0.451cm" svg:y="5.612cm" chart:style-name="ch5">
              <text:p>Year</text:p>
            </chart:title>
            <chart:categories table:cell-range-address="Sheet1.A7:Sheet1.A12"/>
          </chart:axis>
          <chart:axis chart:dimension="y" chart:name="primary-y" chart:style-name="ch6">
            <chart:title svg:x="10.057cm" svg:y="9.353cm" chart:style-name="ch7">
              <text:p>Number of Applications</text:p>
            </chart:title>
            <chart:grid chart:style-name="ch8" chart:class="major"/>
          </chart:axis>
          <chart:series chart:style-name="ch9" chart:values-cell-range-address="Sheet1.A7:Sheet1.A12" chart:class="chart:bar">
            <chart:data-point chart:repeated="6"/>
          </chart:series>
          <chart:series chart:style-name="ch10" chart:values-cell-range-address="Sheet1.B7:Sheet1.B1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A7:Sheet1.A12</svg:desc>
                </draw:g>
              </table:table-cell>
              <table:table-cell office:value-type="float" office:value="2011">
                <text:p>2011</text:p>
                <draw:g>
                  <svg:desc>Sheet1.A7:Sheet1.A12</svg:desc>
                </draw:g>
              </table:table-cell>
              <table:table-cell office:value-type="float" office:value="358767">
                <text:p>358767</text:p>
                <draw:g>
                  <svg:desc>Sheet1.B7:Sheet1.B12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442114">
                <text:p>44211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618727">
                <text:p>61872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415607">
                <text:p>41560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519427">
                <text:p>51942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647803">
                <text:p>64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